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0-30" calcext:value-type="date">
            <text:p>30/10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1 - mens. 10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2-09" calcext:value-type="date">
            <text:p>09/12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1-30" calcext:value-type="date">
            <text:p>30/11/2025</text:p>
          </table:table-cell>
          <table:table-cell table:style-name="ce34" office:value-type="string" calcext:value-type="string">
            <text:p>NF 13325 - mens. 1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6]-[.F6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2-31" calcext:value-type="date">
            <text:p>31/12/2025</text:p>
          </table:table-cell>
          <table:table-cell table:style-name="ce34" office:value-type="string" calcext:value-type="string">
            <text:p>NF 13339 - mens. 1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7]-[.F7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7])" office:value-type="float" office:value="1400" calcext:value-type="float">
            <text:p>1.4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5:49.300364764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5:49.3053637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31:00.228942574</dc:date>
    <dc:language>pt-PT</dc:language>
    <meta:editing-cycles>670</meta:editing-cycles>
    <meta:editing-duration>P3DT15H20M34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